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fo:font-weight="bold" style:font-weight-asian="bold" style:font-weight-complex="bold"/>
    </style:style>
    <style:style style:name="P4" style:family="paragraph" style:parent-style-name="Frame_20_contents">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margin-left="0cm" fo:margin-right="0cm" fo:text-indent="0cm" style:auto-text-indent="false"/>
      <style:text-properties fo:font-weight="normal" style:font-weight-asian="normal" style:font-weight-complex="normal"/>
    </style:style>
    <style:style style:name="P15"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P1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Cadre2" text:anchor-type="paragraph" svg:x="0cm" svg:y="0cm" svg:width="7.128cm" draw:z-index="1"><draw:text-box fo:min-height="5.226cm"><text:p text:style-name="P2"><office:annotation><dc:creator>Gauthier Bastien</dc:creator><dc:date>2011-01-13T14:56:41</dc:date><text:p text:style-name="P17"><text:span text:style-name="T6">do text</text:span></text:p><text:p text:style-name="P17"><text:span text:style-name="T6">from document(at=header, format='odt')</text:span></text:p></office:annotation><text:span text:style-name="T2">Import depuis header.odt</text:span></text:p></draw:text-box></draw:frame><text:text-input text:description="Date">urbanEventObj.getFormattedDate(withCityNamePrefix=True)</text:text-input></text:p>
      <text:p text:style-name="P6"/>
      <text:p text:style-name="P6"/>
      <text:p text:style-name="P6"/>
      <text:p text:style-name="P6"><draw:frame draw:style-name="fr2" draw:name="Cadre1" text:anchor-type="paragraph" svg:x="7.77cm" svg:y="0.24cm" svg:width="7.631cm" svg:height="2.829cm" draw:z-index="0"><draw:text-box><text:p text:style-name="P4">&lt;%TitreNomPrenom%&gt;<text:line-break/>&lt;%AdresseLigne1%&gt;<text:line-break/>&lt;%AdresseLigne2%&gt;</text:p><text:p text:style-name="P5">RECOMMANDE</text:p><text:p text:style-name="Standard"/><text:p text:style-name="Standard"/><text:p text:style-name="Standard"/><text:p text:style-name="Standard"/><text:p text:style-name="Standard"/><text:p text:style-name="P12"><text:text-input text:description="Riverains">urbanEventObj.RecipientsCadastreCSV()</text:text-input></text:p></draw:text-box></draw:frame></text:p>
      <text:p text:style-name="P6"/>
      <text:p text:style-name="P6"/>
      <text:p text:style-name="P6"/>
      <text:p text:style-name="P6"/>
      <text:p text:style-name="P6"/>
      <text:p text:style-name="P6"/>
      <text:p text:style-name="P6"/>
      <text:p text:style-name="P6"/>
      <text:p text:style-name="P11">Avis d'urbanisme</text:p>
      <text:p text:style-name="P11">Annexe 26 (article 335)</text:p>
      <text:p text:style-name="P10">Avis personnel aux propriétaires des immeubles situés dans un rayon de 50 m, à partir des limites d'une parcelle, les informant qu'une demande de permis d'urbanisme a été introduite</text:p>
      <text:p text:style-name="Standard"/>
      <text:p text:style-name="P3"><text:span text:style-name="T3"><office:annotation><dc:creator>Gauthier Bastien</dc:creator><dc:date>2011-01-13T14:56:41</dc:date><text:p text:style-name="P17"><text:span text:style-name="T6">do text</text:span></text:p><text:p text:style-name="P17"><text:span text:style-name="T6">from document(at=reference, format='odt')</text:span></text:p></office:annotation></text:span>Import depuis reference.odt</text:p>
      <text:p text:style-name="Standard"/>
      <text:p text:style-name="P8"/>
      <text:p text:style-name="P15"><text:tab/>Madame, Monsieur,</text:p>
      <text:p text:style-name="P14"/>
      <text:p text:style-name="P6">l'administration communale <text:text-input text:description="Nom de la commune préfixée">tool.getCityName(prefixed=True)</text:text-input> fait savoir que <text:text-input text:description="Demandeurs avec adresse">self.getApplicantsSignaletic(withaddress=True)</text:text-input></text:p>
      <text:p text:style-name="P6"/>
      <text:p text:style-name="P6"><office:annotation><dc:creator>Gauthier Bastien</dc:creator><dc:date>2011-02-25T09:32:36</dc:date><text:p text:style-name="P17"><text:span text:style-name="T6">do text if len(self.getApplicants()) &gt; 1</text:span></text:p></office:annotation>ont introduit une demande de permis d’urbanisme ayant trait à un terrain sis à <text:text-input text:description="Emplacement des travaux">self.getWorkLocationSignaletic()</text:text-input> et cadastré <text:text-input text:description="Cadastre">self.getPortionOutsText() </text:text-input> <text:span text:style-name="T5">pour y effectuer les travaux suivants : </text:span><text:span text:style-name="T5"><text:text-input text:description="Nature des travaux">self.getLicenceSubject()</text:text-input></text:span></text:p>
      <text:p text:style-name="P6"><office:annotation><dc:creator>Gauthier Bastien</dc:creator><dc:date>2011-02-25T09:32:36</dc:date><text:p text:style-name="P17"><text:span text:style-name="T6">do text if not len(self.getApplicants()) &gt; 1</text:span></text:p></office:annotation>a introduit une demande de permis d’urbanisme ayant trait à un terrain sis à <text:text-input text:description="Emplacement des travaux">self.getWorkLocationSignaletic()</text:text-input> et cadastré <text:text-input text:description="Cadastre">self.getPortionOutsText() </text:text-input> <text:span text:style-name="T5">pour y effectuer les travaux suivants : </text:span><text:span text:style-name="T5"><text:text-input text:description="Nature des travaux">self.getLicenceSubject()</text:text-input></text:span></text:p>
      <text:p text:style-name="P6"/>
      <text:p text:style-name="P13">ayant les caractéristiques suivantes :</text:p>
      <text:p text:style-name="P13"><office:annotation><dc:creator>Gauthier Bastien</dc:creator><dc:date>2011-02-25T10:02:14</dc:date><text:p text:style-name="P17"><text:span text:style-name="T6">do text</text:span></text:p><text:p text:style-name="P17"><text:span text:style-name="T6">from xhtml(self.Description())</text:span></text:p></office:annotation>Description</text:p>
      <text:p text:style-name="P6"/>
      <text:p text:style-name="P6">Cette construction tombe sous l’application de l’article 330 <text:text-input text:description="Numéro du point">self.getInvestigationPoint()</text:text-input>° du C.W.A.T.U.P.E.:</text:p>
      <text:p text:style-name="P6"/>
      <text:p text:style-name="P6"><office:annotation><dc:creator>Gauthier Bastien</dc:creator><dc:date>2011-02-25T10:07:02</dc:date><text:p><text:span text:style-name="T6">do text if self.getInvestigationPoint()==1</text:span></text:p></office:annotation> « la construction ou la reconstruction de bâtiments dont la hauteur est d’au moins quatre niveaux ou douze mètres sous corniche et dépasse de trois mètres ou plus la moyenne des hauteurs sous corniche des bâtiments situés dans la même rue jusqu’à cinquante mètres de part et d’autre de la construction projetée ; la transformation de bâtiments ayant pour effet de placer ceux-ci dans les mêmes conditions »</text:p>
      <text:p text:style-name="P6"><office:annotation><dc:creator>Gauthier Bastien</dc:creator><dc:date>2011-02-25T10:07:02</dc:date><text:p><text:span text:style-name="T6">do text if self.getInvestigationPoint()==2</text:span></text:p></office:annotation> « (la construction ou la reconstruction de bâtiments dont la profondeur, mesurée à partir de l’alignement ou du front de bâtisse lorsque les constructions voisines ne sont pas implantées sur l’alignement, est supérieure à 15 mètres et dépasse de plus de 4 mètres les bâtiments situés sur les parcelles contiguës – AGW du 23 décembre 1998, art 1er), la transformation de bâtiments ayant pour effet de placer ceux-ci dans les mêmes conditions »</text:p>
      <text:p text:style-name="P6"><office:annotation><dc:creator>Gauthier Bastien</dc:creator><dc:date>2011-02-25T10:07:02</dc:date><text:p><text:span text:style-name="T6">do text if self.getInvestigationPoint()==3</text:span></text:p></office:annotation> « la construction, la reconstruction d’un magasin ou la modification de la destination d’un bâtiment en magasin dont la surface nette de vente est supérieure à 400 m2 ; la transformation de bâtiments <text:soft-page-break/>ayant pour effet de placer ceux-ci dans les mêmes conditions »</text:p>
      <text:p text:style-name="P6"><office:annotation><dc:creator>Gauthier Bastien</dc:creator><dc:date>2011-02-25T10:07:02</dc:date><text:p><text:span text:style-name="T6">do text if self.getInvestigationPoint()==4</text:span></text:p></office:annotation> « la construction, la reconstruction de bureaux ou la modification de la destination d’un bâtiment en bureaux dont la superficie des planchers est supérieure à 650 m2 ; la transformation de bâtiments ayant pour effet de placer ceux-ci dans les mêmes conditions »</text:p>
      <text:p text:style-name="P6"><office:annotation><dc:creator>Gauthier Bastien</dc:creator><dc:date>2011-02-25T10:07:02</dc:date><text:p><text:span text:style-name="T6">do text if self.getInvestigationPoint()==5</text:span></text:p></office:annotation> « la construction, la reconstruction ou la modification de la destination d’un bâtiment en atelier, entrepôt ou hall de stockage à caractère non agricole dont la superficie des planchers est supérieure à 400 m2 ; la transformation de bâtiments ayant pour effet de placer ceux-ci dans les mêmes conditions »</text:p>
      <text:p text:style-name="P6"><office:annotation><dc:creator>Gauthier Bastien</dc:creator><dc:date>2011-02-25T10:07:02</dc:date><text:p><text:span text:style-name="T6">do text if self.getInvestigationPoint()==6</text:span></text:p></office:annotation> « l’utilisation habituelle d’un terrain pour le dépôt d’un ou plusieurs véhicules usagés, de mitrailles, de matériaux ou de déchets »</text:p>
      <text:p text:style-name="P6"><office:annotation><dc:creator>Gauthier Bastien</dc:creator><dc:date>2011-02-25T10:07:02</dc:date><text:p><text:span text:style-name="T6">do text if self.getInvestigationPoint()==7</text:span></text:p></office:annotation> « les demandes de permis de lotir ou de permis d’urbanisme relatives à des constructions groupées visées à l’article 126 qui portent sur une superficie de 2 hectares et plus »</text:p>
      <text:p text:style-name="P6"><office:annotation><dc:creator>Gauthier Bastien</dc:creator><dc:date>2011-02-25T10:07:02</dc:date><text:p><text:span text:style-name="T6">do text if self.getInvestigationPoint()==8</text:span></text:p></office:annotation> « les demandes de permis de lotir ou de permis d’urbanisme relatives à des constructions groupées visées à l’article 126 qui peuvent comporter un ou plusieurs bâtiments visés aux 1°, 2°,3°, 4° et 5° »</text:p>
      <text:p text:style-name="P6"><office:annotation><dc:creator>Gauthier Bastien</dc:creator><dc:date>2011-02-25T10:07:02</dc:date><text:p><text:span text:style-name="T6">do text if self.getInvestigationPoint()==9</text:span></text:p></office:annotation> « les demandes de permis de lotir ou de permis d’urbanisme visées à l’article 128 »</text:p>
      <text:p text:style-name="P6"><office:annotation><dc:creator>Gauthier Bastien</dc:creator><dc:date>2011-02-25T10:07:02</dc:date><text:p><text:span text:style-name="T6">do text if self.getInvestigationPoint()==10</text:span></text:p></office:annotation> « les demandes de permis de lotir visées à l’article 97 »</text:p>
      <text:p text:style-name="P6"><office:annotation><dc:creator>Gauthier Bastien</dc:creator><dc:date>2011-02-25T10:07:02</dc:date><text:p><text:span text:style-name="T6">do text if self.getInvestigationPoint()==11</text:span></text:p></office:annotation> « les demandes de permis de lotir ou de permis d’urbanisme impliquant l’application des articles 110 à 113 »</text:p>
      <text:p text:style-name="P6"><office:annotation><dc:creator>Gauthier Bastien</dc:creator><dc:date>2011-02-25T10:07:02</dc:date><text:p><text:span text:style-name="T6">do text if self.getInvestigationPoint()==12</text:span></text:p></office:annotation> « les demandes de permis de lotir et les demandes de permis d’urbanisme relatives à la construction, la reconstruction ou la transformation d’un bâtiment qui se rapportent à des biens immobiliers inscrits sur la liste de sauvegarde, classés, situés dans une zone de protection visée à l’article 205 (lire article 209) ou localisés dans un site mentionné à l’atlas visé à l’article 215 (lire article 233) »</text:p>
      <text:p text:style-name="P6"><office:annotation><dc:creator>Gauthier Bastien</dc:creator><dc:date>2011-02-25T10:07:02</dc:date><text:p><text:span text:style-name="T6">do text if self.getInvestigationPoint()==13</text:span></text:p></office:annotation> « les voiries publiques de la Région classées en réseau interurbain (RESI) par l’arrêté ministériel du 11 août 1994. »</text:p>
      <text:p text:style-name="P6"/>
      <text:p text:style-name="P6">Les réclamations et observations écrites sont à adresser au Collège Communal du <text:text-input text:description="Date début d'enquête">tool.formatDate(self.getInvestigationStart())</text:text-input> au <text:text-input text:description="Date fin enquête">tool.formatDate(self.getInvestigationEnd())</text:text-input> inclus;</text:p>
      <text:p text:style-name="P6"/>
      <text:p text:style-name="Standard"><text:span text:style-name="T4"><office:annotation><dc:creator>Gauthier Bastien</dc:creator><dc:date>2011-02-25T11:04:01</dc:date><text:p text:style-name="P17"><text:span text:style-name="T6">do text if urbanEventObj.getClaimsDate()</text:span></text:p></office:annotation></text:span><text:span text:style-name="T4">Les réclamations et observations orales peuvent être formulées le </text:span><text:span text:style-name="T4"><text:text-input text:description="Date de la séance de réclamations">tool.formatDate(urbanEventObj.getClaimsDate())</text:text-input></text:span><text:span text:style-name="T4"> de 10h00 à 12h00 à l’Administration Communale;<text:line-break/><text:line-break/></text:span><text:span text:style-name="T4"><office:annotation><dc:creator>Gauthier Bastien</dc:creator><dc:date>2011-02-25T11:04:01</dc:date><text:p text:style-name="P17"><text:span text:style-name="T6">do text if urbanEventObj.getExplanationsDate()</text:span></text:p></office:annotation></text:span>Des explications seront fournies le <text:text-input text:description="Date de la séance d'explications">tool.formatDate(urbanEventObj.getExplanationsDate())</text:text-input> de 10 à 12 h à l’Administration Communale.<text:line-break/><text:line-break/><text:span text:style-name="T4">Le dossier peut être consulté à l’administration Communale pendant les heures d'ouverture du service;</text:span></text:p>
      <text:p text:style-name="P8"/>
      <text:p text:style-name="P14">Demeurant à votre disposition, nous vous prions d'agréer, Madame, Monsieur, nos salutations distinguées.</text:p>
      <text:p text:style-name="P8"/>
      <text:p text:style-name="P8"/>
      <text:p text:style-name="P1"><office:annotation><dc:creator>Gauthier Bastien</dc:creator><dc:date>2011-01-13T14:56:41</dc:date><text:p text:style-name="P17"><text:span text:style-name="T6">do text</text:span></text:p><text:p text:style-name="P17"><text:span text:style-name="T6">from document(at=signatures, format='odt')</text:span></text:p></office:annotation><text:span text:style-name="T1">Import depuis signatures.odt</text:span></text:p>
      <text:p text:style-name="P8"/>
      <text:p text:style-name="P8">Vu pour être annexé à l’arrêté du Gouvernement wallon du 19 mars 1998 déterminant la liste des demandes de permis d’urbanisme, de permis de lotir et de certificats d’urbanisme soumises à enquête publique et fixant les modalités de ces enquêtes publ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21T10:02:48</dc:date>
    <dc:language>fr-FR</dc:language>
    <meta:editing-cycles>68</meta:editing-cycles>
    <meta:editing-duration>PT32H25M31S</meta:editing-duration>
    <dc:creator>Gauthier Bastien</dc:creator>
    <meta:document-statistic meta:table-count="0" meta:image-count="0" meta:object-count="0" meta:page-count="2" meta:paragraph-count="35" meta:word-count="745" meta:character-count="5129"/>
    <meta:user-defined meta:name="Info 1"/>
    <meta:user-defined meta:name="Info 2"/>
    <meta:user-defined meta:name="Info 3"/>
    <meta:user-defined meta:name="Info 4"/>
  </office:meta>
</office:document-meta>
</file>